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92cm" table:align="margins"/>
    </style:style>
    <style:style style:name="Tabela2.A" style:family="table-column">
      <style:table-column-properties style:column-width="16.992cm" style:rel-column-width="65535*"/>
    </style:style>
    <style:style style:name="Tabela2.A1" style:family="table-cell">
      <style:table-cell-properties fo:background-color="transparent" style:border-line-width-left="0.053cm 0.053cm 0.053cm" style:border-line-width-right="0.053cm 0.053cm 0.053cm" style:border-line-width-top="0.053cm 0.053cm 0.053cm" fo:padding="0.097cm" fo:border-left="1.5pt double #000000" fo:border-right="1.5pt double #000000" fo:border-top="1.5pt double #000000" fo:border-bottom="none">
        <style:background-image/>
      </style:table-cell-properties>
    </style:style>
    <style:style style:name="Tabela2.A2" style:family="table-cell">
      <style:table-cell-properties fo:background-color="transparent" style:border-line-width-left="0.053cm 0.053cm 0.053cm" style:border-line-width-right="0.053cm 0.053cm 0.053cm" fo:padding="0.097cm" fo:border-left="1.5pt double #000000" fo:border-right="1.5pt double #000000" fo:border-top="none" fo:border-bottom="none">
        <style:background-image/>
      </style:table-cell-properties>
    </style:style>
    <style:style style:name="Tabela2.A3" style:family="table-cell">
      <style:table-cell-properties fo:background-color="transparent" style:border-line-width-left="0.053cm 0.053cm 0.053cm" style:border-line-width-right="0.053cm 0.053cm 0.053cm" style:border-line-width-bottom="0.053cm 0.053cm 0.053cm" fo:padding="0.097cm" fo:border-left="1.5pt double #000000" fo:border-right="1.5pt double #000000" fo:border-top="none" fo:border-bottom="1.5pt double #000000">
        <style:background-image/>
      </style:table-cell-properties>
    </style:style>
    <style:style style:name="Tabela1" style:family="table">
      <style:table-properties style:width="3.919cm" fo:margin-left="14.58cm" table:align="left"/>
    </style:style>
    <style:style style:name="Tabela1.A" style:family="table-column">
      <style:table-column-properties style:column-width="2.528cm"/>
    </style:style>
    <style:style style:name="Tabela1.B" style:family="table-column">
      <style:table-column-properties style:column-width="1.392cm"/>
    </style:style>
    <style:style style:name="Tabela1.A1" style:family="table-cell">
      <style:table-cell-properties fo:background-color="transparent" fo:padding="0.097cm" fo:border-left="2.05pt solid #ffff00" fo:border-right="none" fo:border-top="none" fo:border-bottom="2.05pt solid #2300dc">
        <style:background-image/>
      </style:table-cell-properties>
    </style:style>
    <style:style style:name="P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end" style:justify-single-word="false"/>
      <style:text-properties style:font-name="Arial" fo:font-size="7pt" style:font-size-asian="7pt" style:font-size-complex="7pt"/>
    </style:style>
    <style:style style:name="P5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text-properties style:font-name="Arial" fo:font-size="6pt" style:font-size-asian="6pt" style:font-size-complex="6pt"/>
    </style:style>
    <style:style style:name="P7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Table_20_Contents">
      <style:paragraph-properties fo:background-color="transparent">
        <style:background-image/>
      </style:paragraph-properties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style:font-name="Arial"/>
    </style:style>
    <style:style style:name="P1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margin-left="-0.686cm" fo:margin-right="0cm" fo:text-align="start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text-properties style:font-name="Arial" fo:font-size="7pt" style:font-size-asian="7pt" style:font-size-complex="7pt"/>
    </style:style>
    <style:style style:name="P22" style:family="paragraph" style:parent-style-name="Standard"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background-color="#ffff00">
        <style:background-image/>
      </style:paragraph-properties>
      <style:text-properties style:font-name="Arial" fo:font-size="7pt" style:font-size-asian="7pt" style:font-size-complex="7pt"/>
    </style:style>
    <style:style style:name="P25" style:family="paragraph" style:parent-style-name="Standard">
      <style:paragraph-properties fo:margin-left="-0.647cm" fo:margin-right="0cm" fo:text-align="start" style:justify-single-word="false" fo:text-indent="0cm" style:auto-text-indent="false" fo:break-before="auto" fo:break-after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-0.647cm" fo:margin-right="0cm" fo:text-align="start" style:justify-single-word="false" fo:text-indent="-0.019cm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T1" style:family="text">
      <style:text-properties style:font-name="Arial" fo:font-size="7pt" style:font-size-asian="7pt" style:font-size-complex="7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"/>
            <text:p text:style-name="P11"/>
            <text:p text:style-name="P13">SISTEMA XER</text:p>
            <text:p text:style-name="P13">SLIP / XER712</text:p>
            <text:p text:style-name="P13"/>
            <text:p text:style-name="P11"/>
          </table:table-cell>
        </table:table-row>
        <table:table-row>
          <table:table-cell table:style-name="Tabela2.A2" office:value-type="string">
            <text:p text:style-name="P11"/>
            <text:p text:style-name="P14">Agência </text:p>
            <text:p text:style-name="P15">1915-1 – CENOP SERV CURITIBA PR</text:p>
            <text:p text:style-name="P11"/>
          </table:table-cell>
        </table:table-row>
        <table:table-row>
          <table:table-cell table:style-name="Tabela2.A3" office:value-type="string">
            <text:p text:style-name="P14">Emitido em :</text:p>
            <text:p text:style-name="P16"><text:date style:data-style-name="N36" text:date-value="2017-12-13T18:02:30.27">13/12/2017</text:date></text:p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8">ARQUIVAR O SLIP NO DOSSIÊ DA OPERAÇÃO</text:p>
      <text:p text:style-name="Standard"/>
      <text:p text:style-name="Standard"/>
      <text:p text:style-name="Standard"/>
      <text:p text:style-name="Standard"/>
      <text:p text:style-name="Standard"/>
      <text:p text:style-name="P18"><text:tab/><text:tab/><text:span text:style-name="T1"><text:tab/><text:tab/><text:tab/><text:tab/>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Data de Emissão</text:p>
            <text:p text:style-name="P3"><text:date style:data-style-name="N36" text:date-value="2017-12-13T18:02:30.29">13/12/2017</text:date></text:p>
          </table:table-cell>
          <table:table-cell table:style-name="Tabela1.A1" office:value-type="string">
            <text:p text:style-name="P3">Página</text:p>
            <text:p text:style-name="P4"><text:page-number text:select-page="current" text:page-adjust="-1">1</text:page-number></text:p>
          </table:table-cell>
        </table:table-row>
      </table:table>
      <text:p text:style-name="P2">Dados do Contrato.</text:p>
      <text:p text:style-name="P25"/>
      <text:p text:style-name="P26"/>
      <text:p text:style-name="P19">Produto da variação </text:p>
      <text:p text:style-name="P2"/>
      <text:p text:style-name="P2"/>
      <text:p text:style-name="P2"/>
      <text:p text:style-name="P2"/>
      <text:p text:style-name="P2">${campo1}</text:p>
      <text:p text:style-name="P2">${campo2}</text:p>
      <text:p text:style-name="P2">${campo3}</text:p>
      <text:p text:style-name="P2">${campo4}</text:p>
      <text:p text:style-name="P2">${campo5}</text:p>
      <text:p text:style-name="P2">${campo6}</text:p>
      <text:p text:style-name="P2">${campo7}</text:p>
      <text:p text:style-name="P2">${campo8}</text:p>
      <text:p text:style-name="P2">${campo9}</text:p>
      <text:p text:style-name="P2">${campo10}</text:p>
      <text:p text:style-name="P2">${campo11}</text:p>
      <text:p text:style-name="P2">${campo12}</text:p>
      <text:p text:style-name="P2">${campo13}</text:p>
      <text:p text:style-name="P2">${campo14}</text:p>
      <text:p text:style-name="P2">${campo15}</text:p>
      <text:p text:style-name="P2">${campo16}</text:p>
      <text:p text:style-name="P2">${campo17}</text:p>
      <text:p text:style-name="P2">${campo18}</text:p>
      <text:p text:style-name="P2">${campo19}</text:p>
      <text:p text:style-name="P2">${campo20}</text:p>
      <text:p text:style-name="P2">${campo21}</text:p>
      <text:p text:style-name="P2">${campo22}</text:p>
      <text:p text:style-name="P2">${campo23}</text:p>
      <text:p text:style-name="P2">${campo24}</text:p>
      <text:p text:style-name="P2">${campo25}</text:p>
      <text:p text:style-name="P2">${campo26}</text:p>
      <text:p text:style-name="P2">${campo27}</text:p>
      <text:p text:style-name="P2">${campo28}</text:p>
      <text:p text:style-name="P2">${campo29}</text:p>
      <text:p text:style-name="P2">${campo30}</text:p>
      <text:p text:style-name="P2">${campo31}</text:p>
      <text:p text:style-name="P2">${campo32}</text:p>
      <text:p text:style-name="P2">${campo33}</text:p>
      <text:p text:style-name="P2">${campo34}</text:p>
      <text:p text:style-name="P2">${campo35}</text:p>
      <text:p text:style-name="P2">${campo36}</text:p>
      <text:p text:style-name="P2">${campo37}</text:p>
      <text:p text:style-name="P2">${campo38}</text:p>
      <text:p text:style-name="P2">${campo39}</text:p>
      <text:p text:style-name="P2">${campo40}</text:p>
      <text:p text:style-name="P2">${campo41}</text:p>
      <text:p text:style-name="P2">${campo42}</text:p>
      <text:p text:style-name="P2">${campo43}</text:p>
      <text:p text:style-name="P2">${campo44}</text:p>
      <text:p text:style-name="P2">${campo45}</text:p>
      <text:p text:style-name="P2">${campo46}</text:p>
      <text:p text:style-name="P2">${campo47}</text:p>
      <text:p text:style-name="P2"><text:soft-page-break/>${campo48}</text:p>
      <text:p text:style-name="P2">${campo49}</text:p>
      <text:p text:style-name="P2">${campo50}</text:p>
      <text:p text:style-name="P2">${campo51}</text:p>
      <text:p text:style-name="P2">${campo52}</text:p>
      <text:p text:style-name="P2">${campo53}</text:p>
      <text:p text:style-name="P2">${campo54}</text:p>
      <text:p text:style-name="P2">${campo55}</text:p>
      <text:p text:style-name="P2">${campo56}</text:p>
      <text:p text:style-name="P2">${campo57}</text:p>
      <text:p text:style-name="P2">${campo58}</text:p>
      <text:p text:style-name="P2">${campo59}</text:p>
      <text:p text:style-name="P2">${campo60}</text:p>
      <text:p text:style-name="P2">${campo61}</text:p>
      <text:p text:style-name="P2">${campo62}</text:p>
      <text:p text:style-name="P2">${campo63}</text:p>
      <text:p text:style-name="P2">${campo64}</text:p>
      <text:p text:style-name="P2">${campo65}</text:p>
      <text:p text:style-name="P2">${campo66}</text:p>
      <text:p text:style-name="P2">${campo67}</text:p>
      <text:p text:style-name="P2">${campo68}</text:p>
      <text:p text:style-name="P2">${campo69}</text:p>
      <text:p text:style-name="P2">${campo70}</text:p>
      <text:p text:style-name="P2">${campo71}</text:p>
      <text:p text:style-name="P2">${campo72}</text:p>
      <text:p text:style-name="P2">${campo73}</text:p>
      <text:p text:style-name="P2">${campo74}</text:p>
      <text:p text:style-name="P2">${campo75}</text:p>
      <text:p text:style-name="P2">${campo76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#ffff00" text:number-lines="false" text:line-number="0">
        <style:tab-stops/>
        <style:background-image/>
      </style:paragraph-properties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/>
      </style:footer>
    </style:master-page>
    <style:master-page style:name="HTML" style:page-layout-name="Mpm2">
      <style:footer>
        <text:p text:style-name="Footer"/>
      </style:footer>
    </style:master-page>
    <style:master-page style:name="Footnote" style:page-layout-name="Mpm3"/>
    <style:master-page style:name="Sem_20_título1" style:display-name="Sem título1" style:page-layout-name="Mpm4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7-12-13T18:02:30.11</dc:date>
    <meta:editing-duration>PT1H24M4S</meta:editing-duration>
    <meta:editing-cycles>55</meta:editing-cycles>
    <meta:generator>LibreOffice/3.5$Windows_x86 LibreOffice_project/7122e39-92ed229-498d286-15e43b4-d70da21</meta:generator>
    <meta:print-date>2017-11-09T17:26:24.86</meta:print-date>
    <meta:document-statistic meta:table-count="2" meta:image-count="0" meta:object-count="0" meta:page-count="3" meta:paragraph-count="90" meta:word-count="111" meta:character-count="949" meta:non-whitespace-character-count="919"/>
  </office:meta>
</office:document-meta>
</file>